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VLOOKUP([.A1];[.D:.D];1;0)=[.A1])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calcext:conditional-formats>
          <calcext:conditional-format calcext:target-range-address="Sheet1.A1:Sheet1.A15">
            <calcext:condition calcext:apply-style-name="Bad" calcext:value="formula-is(VLOOKUP([.A1];[.D:.D];1;0)=[.A1]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27:36.674380843</meta:creation-date>
    <dc:date>2024-03-05T09:34:26.589743735</dc:date>
    <meta:editing-duration>PT6M53S</meta:editing-duration>
    <meta:editing-cycles>1</meta:editing-cycles>
    <meta:document-statistic meta:table-count="1" meta:cell-count="24" meta:object-count="0"/>
    <meta:generator>LibreOffice/7.4.7.2$Linux_X86_64 LibreOffice_project/40$Build-2</meta:generator>
  </office:meta>
</office:document-meta>
</file>